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2.01.2022 10:57: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574219699483581188"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593544119595001438" text:style-name="L2">
        <text:list-item>
          <text:p text:style-name="P49">Version 2.1.2 :</text:p>
        </text:list-item>
      </text:list>
      <text:list xml:id="list5272235007762323490" text:style-name="L3">
        <text:list-item>
          <text:list>
            <text:list-item>
              <text:p text:style-name="P50">Localized help : resolved non-functional hyperlink due to API incompatibility introduced by Apache OpenOffice 4.1 (and LibreOffice 4.0).</text:p>
            </text:list-item>
          </text:list>
        </text:list-item>
      </text:list>
      <text:list xml:id="list38357382" text:continue-list="list1593544119595001438" text:style-name="L2">
        <text:list-item>
          <text:p text:style-name="P49">Version 2.1.1 :</text:p>
        </text:list-item>
      </text:list>
      <text:list xml:id="list492364397055294551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8371950" text:continue-list="list38357382" text:style-name="L2">
        <text:list-item>
          <text:p text:style-name="P49">Version 2.1.0 :</text:p>
        </text:list-item>
      </text:list>
      <text:list xml:id="list1461587465356812863"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8364648" text:continue-list="list38371950" text:style-name="L2">
        <text:list-item>
          <text:p text:style-name="P49">Version 2.0.0 :</text:p>
        </text:list-item>
      </text:list>
      <text:list xml:id="list4409174821917822960"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8359904" text:continue-list="list38364648" text:style-name="L2">
        <text:list-item>
          <text:p text:style-name="P49">Version 1.5.3 :</text:p>
        </text:list-item>
      </text:list>
      <text:list xml:id="list5075977650279075564"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259458544297943615"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28370048371729365"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7583129510336783"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218930471303734099"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119001626992905401"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028974196177270036"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41405583878779362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839426960592109298"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32598670500294720"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566651942075889636" text:style-name="L17">
        <text:list-item>
          <text:p text:style-name="P64">Arg1 : <text:span text:style-name="InstructionMacro">String</text:span> : mandatory, type of control used for the button</text:p>
        </text:list-item>
      </text:list>
      <text:list xml:id="list576417554807606341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91938144552116036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71350423901912909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15753800168052721"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07308754322115712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67112021800112442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744234964000706733"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368187464116286138"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20775623067027966"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173582794710840512"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346315868974210074"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305329946398648009"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69645927395289028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54483492730314294"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6864042176149531"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916964734073886302"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78065182464498336"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2962755198536563479"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54230885429216878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44516231715249631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95935089142691263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35394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78665863347042760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64603608052949478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92679817932434582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3</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4</dc:date>
     <text:p>internal</text:p>
     <text:p>Page2</text:p>
     <text:p/>
    </office:annotation>Paragraph styles</text:p>
      <text:p text:style-name="P28"><office:annotation>
     <dc:creator>BM</dc:creator>
     <dc:date>2008-03-13T00:00:00.24</dc:date>
     <text:p>internal</text:p>
     <text:p>Page7</text:p>
     <text:p/>
    </office:annotation>Hyperlinks</text:p>
      <text:p text:style-name="hlp_5f_paragraph"><text:span text:style-name="T14"><office:annotation>
      <dc:creator>BM</dc:creator>
      <dc:date>2008-03-13T00:00:00.25</dc:date>
      <text:p>internal</text:p>
      <text:p>Page3</text:p>
      <text:p/>
     </office:annotation></text:span><text:span text:style-name="T14">Text formatting</text:span></text:p>
      <text:p text:style-name="P28"><office:annotation>
     <dc:creator>BM</dc:creator>
     <dc:date>2008-03-26T00:00:00.25</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5</dc:date>
     <text:p>external</text:p>
     <text:p>text/swriter/main0210.xhp</text:p>
     <text:p/>
    </office:annotation><text:span text:style-name="T14">Preview topic</text:span> </text:p>
      <text:p text:style-name="hlp_5f_paragraph">This hyperlink displays <text:s/><office:annotation>
     <dc:creator>BM</dc:creator>
     <dc:date>2008-03-15T00:00:00.2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356319" text:continue-list="list354230885429216878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346472" text:continue-list="list3835394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6</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27</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27</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38352887" text:continue-list="list3835631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8349704" text:continue-list="list38346472"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835638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835652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in/", "https://raw.githubusercontent.com/peter88213/pywoo/main/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yFormat", "to_blank_lines")
			endCommand
   	     
      	endMergeItems      
      
    endMergeInstruction

    beginMergeInstruction("Writer")
      	setMergePoint(".uno:FormatMenu\.uno:PageDialog", "AddAfter", "AddLast") 

      	beginMergeItems
      
        	addSeparator
        	
			beginCommand
	            beginTitles
			 	    setTitle("Indent paragraphs that start with '&gt; '", "en")
			        setTitle("Absätze einrücken, die mit '&gt; ' beginnen", "de")
	            endTitles
	    			setURL("Basic", "pywoo", "yFormat", "indent")
			endCommand
	   	     
      	endMergeItems      
      
    endMergeInstruction

  endOfficeMenuBarMerging




  beginAddonMenu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